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dddddd" style:font-name="JetBrains Mono" fo:font-size="9.60000038146973pt" fo:font-weight="normal" fo:background-color="#24272a"/>
    </style:style>
    <style:style style:name="P2" style:family="paragraph" style:parent-style-name="Standard" style:list-style-name="L1">
      <style:text-properties officeooo:rsid="00066507" officeooo:paragraph-rsid="00066507"/>
    </style:style>
    <style:style style:name="P3" style:family="paragraph" style:parent-style-name="Standard" style:list-style-name="L1">
      <style:text-properties officeooo:rsid="0008187f" officeooo:paragraph-rsid="0008187f"/>
    </style:style>
    <style:style style:name="T1" style:family="text">
      <style:text-properties fo:color="#00bfff"/>
    </style:style>
    <style:style style:name="T2" style:family="text">
      <style:text-properties fo:color="#00e673"/>
    </style:style>
    <style:style style:name="T3" style:family="text">
      <style:text-properties fo:color="#ff69b4"/>
    </style:style>
    <style:style style:name="T4" style:family="text">
      <style:text-properties fo:color="#ffb86c"/>
    </style:style>
    <style:style style:name="T5" style:family="text">
      <style:text-properties officeooo:rsid="00031e53"/>
    </style:style>
    <style:style style:name="T6" style:family="text">
      <style:text-properties officeooo:rsid="0008ec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6634579" text:style-name="L1">
        <text:list-item>
          <text:p text:style-name="P1"><text:span text:style-name="T1">DataNode</text:span>::<text:span text:style-name="T2">DataNode</text:span>(<text:span text:style-name="T3">const</text:span> <text:span text:style-name="T1">Node</text:span><text:span text:style-name="T3">&amp;</text:span> <text:span text:style-name="T4">node</text:span>, <text:span text:style-name="T3">char</text:span> <text:span text:style-name="T4">data</text:span>) <text:span text:style-name="T5">metodunda mevcut childrenı node’ın childrenına eşitleyelim mi? Headerda yazılmamış ama yapmamız gerekli gibi geldi.</text:span></text:p>
        </text:list-item>
        <text:list-item>
          <text:p text:style-name="P2">Olm getChildren fonku non-const ise const argümanda nasıl çağırıcaz? Copy constructorda</text:p>
        </text:list-item>
        <text:list-item>
          <text:p text:style-name="P3">NodeManager.h’a private member var<text:span text:style-name="T6">iable</text:span> ekleyebilir miyiz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20:17:04.843264103</meta:creation-date>
    <meta:generator>LibreOffice/6.0.7.3$Linux_X86_64 LibreOffice_project/00m0$Build-3</meta:generator>
    <dc:date>2021-06-12T09:42:44.293452374</dc:date>
    <meta:editing-duration>PT1H4M26S</meta:editing-duration>
    <meta:editing-cycles>9</meta:editing-cycles>
    <meta:document-statistic meta:table-count="0" meta:image-count="0" meta:object-count="0" meta:page-count="1" meta:paragraph-count="3" meta:word-count="39" meta:character-count="311" meta:non-whitespace-character-count="278"/>
  </office:meta>
</office:document-meta>
</file>